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Notes</text:p>
      <text:p text:style-name="Standard"/>
      <text:list text:style-name="L1">
        <text:list-item>
          <text:p text:style-name="P1">Secure (HTTPS) communication</text:p>
        </text:list-item>
        <text:list-item>
          <text:p text:style-name="P1">http://localhost:8080/hudson/api/</text:p>
        </text:list-item>
        <text:list-item>
          <text:p text:style-name="P1">XML Schema available here - http://localhost:8080/hudson/api/schema</text:p>
        </text:list-item>
        <text:list-item>
          <text:p text:style-name="P1">Follow GNOME HI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24T10:06:23</meta:creation-date>
    <dc:creator>Brian Munroe</dc:creator>
    <dc:date>2008-03-24T10:07:47</dc:date>
    <meta:editing-cycles>1</meta:editing-cycles>
    <meta:editing-duration>PT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" meta:character-count="156"/>
  </office:meta>
</office:document-meta>
</file>